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0ea8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0ea8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0ea8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0ea8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0ea8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0ea8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0ea8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0ea8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0ea8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0ea8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0ea8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0ea8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0ea8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0ea8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0ea8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0ea8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0ea8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Nicolás Antonio Gómez Gonzál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3/3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1111680888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Nicolás Antonio Gómez Gonzal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837318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25.42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80" meta:non-whitespace-character-count="1012"/>
    <meta:template xlink:type="simple" xlink:actuate="onRequest" xlink:title="Normal" xlink:href=""/>
  </office:meta>
</office:document-meta>
</file>